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21409a" loext:opacity="100%" fo:font-style="italic" fo:font-weight="bold" officeooo:rsid="0049532c" officeooo:paragraph-rsid="0049532c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21409a" loext:opacity="100%" fo:font-weight="bold" officeooo:rsid="00216147" officeooo:paragraph-rsid="00216147" style:font-weight-asian="bold" style:font-weight-complex="bold"/>
    </style:style>
    <style:style style:name="P3" style:family="paragraph" style:parent-style-name="Standard">
      <style:text-properties officeooo:paragraph-rsid="001ef572"/>
    </style:style>
    <style:style style:name="P4" style:family="paragraph" style:parent-style-name="Standard">
      <style:text-properties fo:color="#000000" loext:opacity="100%" fo:font-weight="bold" officeooo:paragraph-rsid="001ef572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rsid="001ff41b" officeooo:paragraph-rsid="00216147" style:font-weight-asian="bold" style:font-weight-complex="bold"/>
    </style:style>
    <style:style style:name="P6" style:family="paragraph" style:parent-style-name="Standard">
      <style:text-properties fo:color="#000000" loext:opacity="100%" fo:font-style="italic" fo:font-weight="bold" officeooo:paragraph-rsid="001ef572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f31a9" officeooo:paragraph-rsid="001f31a9"/>
    </style:style>
    <style:style style:name="P8" style:family="paragraph" style:parent-style-name="Standard">
      <style:text-properties fo:color="#0066b3" loext:opacity="100%" fo:font-weight="normal" officeooo:paragraph-rsid="001ef572" style:font-weight-asian="normal" style:font-weight-complex="normal"/>
    </style:style>
    <style:style style:name="P9" style:family="paragraph" style:parent-style-name="Standard">
      <style:text-properties fo:color="#0066b3" loext:opacity="100%" officeooo:paragraph-rsid="001ff41b"/>
    </style:style>
    <style:style style:name="P10" style:family="paragraph" style:parent-style-name="Standard">
      <style:text-properties fo:color="#0066b3" loext:opacity="100%" officeooo:paragraph-rsid="00216147"/>
    </style:style>
    <style:style style:name="P11" style:family="paragraph" style:parent-style-name="Standard">
      <style:text-properties officeooo:rsid="00216147" officeooo:paragraph-rsid="00216147"/>
    </style:style>
    <style:style style:name="T1" style:family="text">
      <style:text-properties officeooo:rsid="0061254d"/>
    </style:style>
    <style:style style:name="T2" style:family="text">
      <style:text-properties officeooo:rsid="001ef572"/>
    </style:style>
    <style:style style:name="T3" style:family="text">
      <style:text-properties fo:font-style="italic" officeooo:rsid="001ef572" style:font-style-asian="italic" style:font-style-complex="italic"/>
    </style:style>
    <style:style style:name="T4" style:family="text">
      <style:text-properties officeooo:rsid="001f31a9"/>
    </style:style>
    <style:style style:name="T5" style:family="text">
      <style:text-properties officeooo:rsid="001ff21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6147" style:font-weight-asian="normal" style:font-weight-complex="normal"/>
    </style:style>
    <style:style style:name="T8" style:family="text">
      <style:text-properties fo:font-weight="normal" officeooo:rsid="001ff215" style:font-weight-asian="normal" style:font-weight-complex="normal"/>
    </style:style>
    <style:style style:name="T9" style:family="text">
      <style:text-properties fo:font-weight="normal" officeooo:rsid="001ff41b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f31a9"/>
    </style:style>
    <style:style style:name="T11" style:family="text">
      <style:text-properties officeooo:rsid="002202bf"/>
    </style:style>
    <style:style style:name="T12" style:family="text">
      <style:text-properties fo:font-size="16pt" officeooo:rsid="001ef572" style:font-size-asian="16pt" style:font-size-complex="16pt"/>
    </style:style>
    <style:style style:name="T13" style:family="text">
      <style:text-properties officeooo:rsid="00245f71"/>
    </style:style>
    <style:style style:name="T14" style:family="text">
      <style:text-properties officeooo:rsid="00262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ar reviewer,</text:p>
      <text:p text:style-name="Standard">Thank you for your valuable feedback and for pointing out the remaining issues. We have carefully addressed your comments and incorporated the necessary corrections and improvements into the manuscript.</text:p>
      <text:p text:style-name="Standard"/>
      <text:p text:style-name="Standard"/>
      <text:p text:style-name="P1">Note: blue font means that this is text and figures which <text:span text:style-name="T1">were</text:span> replaced/added to the paper</text:p>
      <text:p text:style-name="P1"/>
      <text:p text:style-name="P6"><text:span text:style-name="T12">Q1:</text:span><text:span text:style-name="T2"> </text:span>l. 25: you wrote that you wanted to remove all "A MeV" in the text, but here there is still one</text:p>
      <text:p text:style-name="P3">Indeed, <text:span text:style-name="T4">we</text:span> apologize for the oversight. It has now been corrected. <text:span text:style-name="T11">We</text:span> went through the entire text again, and the term <text:span text:style-name="Emphasis">“AMeV”</text:span> should no longer appear, <text:span text:style-name="T2">ie. </text:span><text:span text:style-name="T13">should be</text:span><text:span text:style-name="T2"> replaced by </text:span><text:span text:style-name="T3">“MeV per nucleon”</text:span><text:span text:style-name="T2">.</text:span></text:p>
      <text:p text:style-name="P3"/>
      <text:p text:style-name="P3"/>
      <text:p text:style-name="P6"><text:span text:style-name="T12">Q2:</text:span><text:span text:style-name="T2"> </text:span>l. 28: please indicate what you mean by "high rate" experiment (at least some order of magnitude of event rate or data rate)</text:p>
      <text:p text:style-name="P3"/>
      <text:p text:style-name="P7"/>
      <text:p text:style-name="P11">The revised sentence, now with the info about the order of magnitude of the event rate:</text:p>
      <text:p text:style-name="P3"/>
      <text:p text:style-name="P10">To ensure optimal performance, extensive research has been conducted to refine the geometric design, minimize scattering and energy loss due to the mechanical structure [4], and develop a dead-time-free data acquisition system capable of handling hi<text:span text:style-name="T14">t rates in the active volume up to MHz</text:span>[5].</text:p>
      <text:p text:style-name="P3"/>
      <text:p text:style-name="P3"/>
      <text:p text:style-name="P6"><text:span text:style-name="T12">Q3:</text:span><text:span text:style-name="T2"> </text:span>caption of figure 1: later in the text you use iphos and CEPA. I think it would be useful to indicate them already here</text:p>
      <text:p text:style-name="P4"/>
      <text:p text:style-name="P2"/>
      <text:p text:style-name="P5"><text:span text:style-name="T7">Here is the revised caption, now including the proper and reasonable introduction of the “iPhos” and “CEPA” detector regions at this point in the text. Furthermore, the mix-up between “azimuthal” and “polar” in the sentence </text:span><text:span text:style-name="Emphasis"><text:span text:style-name="T7">“The azimuthal angular coverage of the crystals vary between 1.5° (End-Cap) to 3° (Barrel)”</text:span></text:span><text:span text:style-name="T7"> has been corrected.</text:span></text:p>
      <text:p text:style-name="P4"/>
      <text:p text:style-name="P8">Caption: (a)Graphical representation of the CALIFA detector. Carbon fiber alveoli and aluminum</text:p>
      <text:p text:style-name="P8">holders fix the 15 to 22 cm long CsI(Tl) crystals. The gray boxes surrounding the holding structure</text:p>
      <text:p text:style-name="P8">represent the preamplifiers. (b) Cross profile and longitudinal section of the detector. The <text:span text:style-name="T5">polar</text:span></text:p>
      <text:p text:style-name="P9"><text:span text:style-name="T6">angular coverage of the crystals vary between 1.5° (End-Cap) to 3° (Barrel). </text:span>The Barrel covers polar angles from 140° to 43°, while the forward End-Cap covers the range from 43° to 7°. The End-Cap is further subdivided into the iPhos region (43°–19°) and the CEPA region (19°–7°).<text:span text:style-name="T8"> </text:span><text:span text:style-name="T6"><text:s/>Figures taken from Ref.[</text:span><text:span text:style-name="T9">9</text:span><text:span text:style-name="T6">]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0:00:06.666420875</meta:creation-date>
    <dc:date>2025-09-26T10:28:28.437635116</dc:date>
    <meta:editing-duration>PT14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60" meta:character-count="2163" meta:non-whitespace-character-count="1818"/>
  </office:meta>
</office:document-meta>
</file>